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111"/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8"/>
        <table:table-column table:style-name="co5" table:default-cell-style-name="ce10"/>
        <table:table-column table:style-name="co5" table:default-cell-style-name="Default"/>
        <table:table-column table:style-name="co5" table:default-cell-style-name="ce10"/>
        <table:table-column table:style-name="co10" table:default-cell-style-name="Default"/>
        <table:table-column table:style-name="co11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5" office:value-type="string" calcext:value-type="string">
            <text:p>costFactor</text:p>
          </table:table-cell>
          <table:table-cell table:style-name="ce5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7" office:value-type="string" calcext:value-type="string">
            <text:p>tec</text:p>
          </table:table-cell>
          <table:table-cell table:style-name="ce9" office:value-type="string" calcext:value-type="string">
            <text:p>gauge</text:p>
          </table:table-cell>
          <table:table-cell table:style-name="ce1" office:value-type="string" calcext:value-type="string">
            <text:p>service</text:p>
          </table:table-cell>
          <table:table-cell table:style-name="ce9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table:number-columns-repeated="48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16406/234374)*100" office:value-type="float" office:value="6.99992319967232" calcext:value-type="float">
            <text:p>7</text:p>
          </table:table-cell>
          <table:table-cell table:formula="of:=(1640/3280)*100" office:value-type="float" office:value="50" calcext:value-type="float">
            <text:p>50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08" calcext:value-type="float">
            <text:p>0.0926122301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(18750/234374)*100" office:value-type="float" office:value="8.00003413347897" calcext:value-type="float">
            <text:p>8</text:p>
          </table:table-cell>
          <table:table-cell table:formula="of:=(2132/3280)*100" office:value-type="float" office:value="65" calcext:value-type="float">
            <text:p>6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888" calcext:value-type="float">
            <text:p>0.117908162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23436/234374)*100" office:value-type="float" office:value="9.99940266411803" calcext:value-type="float">
            <text:p>10</text:p>
          </table:table-cell>
          <table:table-cell table:formula="of:=(2952/3280)*100" office:value-type="float" office:value="90" calcext:value-type="float">
            <text:p>9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04529" calcext:value-type="float">
            <text:p>0.296765306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5156/234374)*100" office:value-type="float" office:value="14.9999573331513" calcext:value-type="float">
            <text:p>15</text:p>
          </table:table-cell>
          <table:table-cell table:formula="of:=(4264/3280)*100" office:value-type="float" office:value="130" calcext:value-type="float">
            <text:p>13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29841" calcext:value-type="float">
            <text:p>0.296632653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4530/234374)*100" office:value-type="float" office:value="18.9995477314037" calcext:value-type="float">
            <text:p>19</text:p>
          </table:table-cell>
          <table:table-cell table:formula="of:=(4756/3280)*100" office:value-type="float" office:value="145" calcext:value-type="float">
            <text:p>145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55844" calcext:value-type="float">
            <text:p>0.128448979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8812/234374)*100" office:value-type="float" office:value="16.5598573220579" calcext:value-type="float">
            <text:p>17</text:p>
          </table:table-cell>
          <table:table-cell table:formula="of:=(2362/3280)*100" office:value-type="float" office:value="72.0121951219512" calcext:value-type="float">
            <text:p>72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75965" calcext:value-type="float">
            <text:p>0.2964795918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2812/234374)*100" office:value-type="float" office:value="13.9998463993446" calcext:value-type="float">
            <text:p>14</text:p>
          </table:table-cell>
          <table:table-cell table:formula="of:=(2296/3280)*100" office:value-type="float" office:value="70" calcext:value-type="float">
            <text:p>7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47388" calcext:value-type="float">
            <text:p>0.2966938775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2186/234374)*100" office:value-type="float" office:value="17.999436797597" calcext:value-type="float">
            <text:p>18</text:p>
          </table:table-cell>
          <table:table-cell table:formula="of:=(4592/3280)*100" office:value-type="float" office:value="140" calcext:value-type="float">
            <text:p>14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4943" calcext:value-type="float">
            <text:p>0.2965408162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53906/234374)*100" office:value-type="float" office:value="22.9999914666303" calcext:value-type="float">
            <text:p>23</text:p>
          </table:table-cell>
          <table:table-cell table:formula="of:=(4112/3280)*100" office:value-type="float" office:value="125.365853658537" calcext:value-type="float">
            <text:p>125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65758" calcext:value-type="float">
            <text:p>0.2965918367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6874/234374)*100" office:value-type="float" office:value="19.9996586652103" calcext:value-type="float">
            <text:p>20</text:p>
          </table:table-cell>
          <table:table-cell table:formula="of:=(5788/3280)*100" office:value-type="float" office:value="176.463414634146" calcext:value-type="float">
            <text:p>176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85175" calcext:value-type="float">
            <text:p>0.099234693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" table:style-name="ta1"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Track gauge : iberian, standard (aka Spanish high speed tracks), na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ype of service : p-&gt;passengers, ep-&gt;express passengers, hp-&gt;high speed passengers, f-&gt;freight, lf-&gt;light freight, hf-&gt;heavy freight, ephf-&gt;express passengers or heavy freight, hphf-&gt;high speed passengers or heavy freig, eplf-&gt;express passengers or light freight, fp-&gt;freight or passengers, lfep-&gt;light freight or express passenger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tionFrames</text:p>
          </table:table-cell>
          <table:table-cell office:value-type="string" calcext:value-type="string">
            <text:p>N.º de frames de animación de la locomotora. Usualmente son 4 o 6 si hay alguna ani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rLength</text:p>
          </table:table-cell>
          <table:table-cell office:value-type="string" calcext:value-type="string">
            <text:p>Longitud del tender (de 1 a 8)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c = Te en KNewtons / (9.8 * Peso en Tonelad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 = Te en Kgr / <text:s/>Peso en Tonelada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ste base</text:p>
          </table:table-cell>
          <table:table-cell table:style-name="ce11" office:value-type="currency" office:currency="EUR" office:value="234374" calcext:value-type="currency">
            <text:p>234.374,00 €</text:p>
          </table:table-cell>
          <table:table-cell/>
          <table:table-cell office:value-type="string" calcext:value-type="string">
            <text:p>Coste real = coefiente * coste base <text:s/>→ coeficiente = coste real / coste base</text:p>
          </table:table-cell>
        </table:table-row>
        <table:table-row table:style-name="ro1">
          <table:table-cell office:value-type="string" calcext:value-type="string">
            <text:p>Coste operación base</text:p>
          </table:table-cell>
          <table:table-cell table:style-name="ce11" office:value-type="currency" office:currency="EUR" office:value="3280" calcext:value-type="currency">
            <text:p>3.28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06:58.9840132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6T20:19:40.206796358</dc:date>
    <meta:editing-duration>PT1H17M54S</meta:editing-duration>
    <meta:editing-cycles>33</meta:editing-cycles>
    <meta:document-statistic meta:table-count="2" meta:cell-count="215" meta:object-count="0"/>
  </office:meta>
</office:document-meta>
</file>